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2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132.75pt"/>
    </style:style>
    <style:style style:name="co10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** This file was generated by RPL log parser **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ber of nodes: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ergence_time_start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gence_time_end</text:p>
          </table:table-cell>
          <table:table-cell office:value-type="float" office:value="27.070999" calcext:value-type="float">
            <text:p>27.070999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gence_time</text:p>
          </table:table-cell>
          <table:table-cell office:value-type="float" office:value="26.361" calcext:value-type="float">
            <text:p>26.361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umber_of_neighbours</text:p>
          </table:table-cell>
          <table:table-cell office:value-type="string" calcext:value-type="string">
            <text:p>number_of_parents</text:p>
          </table:table-cell>
          <table:table-cell office:value-type="string" calcext:value-type="string">
            <text:p>number_of_default_routes</text:p>
          </table:table-cell>
          <table:table-cell office:value-type="string" calcext:value-type="string">
            <text:p>number_of_routes</text:p>
          </table:table-cell>
          <table:table-cell office:value-type="string" calcext:value-type="string">
            <text:p>number_of_sr_entries</text:p>
          </table:table-cell>
          <table:table-cell office:value-type="string" calcext:value-type="string">
            <text:p>number_of_table_entries</text:p>
          </table:table-cell>
          <table:table-cell office:value-type="string" calcext:value-type="string">
            <text:p>number_of_dis_messages</text:p>
          </table:table-cell>
          <table:table-cell office:value-type="string" calcext:value-type="string">
            <text:p>number_of_dio_messages</text:p>
          </table:table-cell>
          <table:table-cell office:value-type="string" calcext:value-type="string">
            <text:p>number_of_dao_messages</text:p>
          </table:table-cell>
          <table:table-cell office:value-type="string" calcext:value-type="string">
            <text:p>number_of_mess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 <text:s text:c="3"/></text:p>
          </table:table-cell>
          <table:table-cell office:value-type="float" office:value="317" calcext:value-type="float">
            <text:p>317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2.68" calcext:value-type="float">
            <text:p>12.68</text:p>
          </table:table-cell>
          <table:table-cell office:value-type="float" office:value="12.08" calcext:value-type="float">
            <text:p>12.0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.719999" calcext:value-type="float">
            <text:p>26.719999</text:p>
          </table:table-cell>
          <table:table-cell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1.44" calcext:value-type="float">
            <text:p>1.44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</table:table>
      <table:table table:name="Sheet2" table:style-name="ta2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00:58:24.265584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4:17:34.140139330</meta:creation-date>
    <dc:date>2019-01-18T01:00:45.302172715</dc:date>
    <meta:editing-duration>PT20M20S</meta:editing-duration>
    <meta:editing-cycles>4</meta:editing-cycles>
    <meta:generator>LibreOffice/5.1.6.2$Linux_X86_64 LibreOffice_project/10m0$Build-2</meta:generator>
    <meta:document-statistic meta:table-count="2" meta:cell-count="323" meta:object-count="0"/>
  </office:meta>
</office:document-meta>
</file>